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9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Xpath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Meta Items</text:p>
          </table:table-cell>
          <table:covered-table-cell/>
        </table:table-row>
        <table:table-row table:style-name="ro1">
          <table:table-cell office:value-type="string" calcext:value-type="string">
            <text:p>full_name</text:p>
          </table:table-cell>
          <table:table-cell office:value-type="string" calcext:value-type="string">
            <text:p>//*[@id="fontHeader"]</text:p>
          </table:table-cell>
        </table:table-row>
        <table:table-row table:style-name="ro1">
          <table:table-cell office:value-type="string" calcext:value-type="string">
            <text:p>hometown</text:p>
          </table:table-cell>
          <table:table-cell office:value-type="string" calcext:value-type="string">
            <text:p>//*[@id="ads-fullpage-site"]/p/table[2]/tbody/tr/td[1]/table/tbody/tr[1]/td[4]/a</text:p>
          </table:table-cell>
        </table:table-row>
        <table:table-row table:style-name="ro1">
          <table:table-cell office:value-type="string" calcext:value-type="string">
            <text:p>date_of_birth</text:p>
          </table:table-cell>
          <table:table-cell office:value-type="string" calcext:value-type="string">
            <text:p>//*[@id="ads-fullpage-site"]/p/table[2]/tbody/tr/td[1]/table/tbody/tr[1]/td[2]/a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//*[@id="ads-fullpage-site"]/p/table[2]/tbody/tr/td[1]/table/tbody/tr[2]/td[4]</text:p>
          </table:table-cell>
        </table:table-row>
        <table:table-row table:style-name="ro1">
          <table:table-cell office:value-type="string" calcext:value-type="string">
            <text:p>youth_team</text:p>
          </table:table-cell>
          <table:table-cell office:value-type="string" calcext:value-type="string">
            <text:p>//*[@id="ads-fullpage-site"]/p/table[2]/tbody/tr/td[1]/table/tbody/tr[5]/td[2]/a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//*[@id="ads-fullpage-site"]/p/table[2]/tbody/tr/td[1]/table/tbody/tr[3]/td[2]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//*[@id="ads-fullpage-site"]/p/table[2]/tbody/tr/td[1]/table/tbody/tr[4]/td[2]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//*[@id="ads-fullpage-site"]/p/table[2]/tbody/tr/td[1]/table/tbody/tr[4]/td[4]</text:p>
          </table:table-cell>
        </table:table-row>
        <table:table-row table:style-name="ro1">
          <table:table-cell office:value-type="string" calcext:value-type="string">
            <text:p>shoots</text:p>
          </table:table-cell>
          <table:table-cell office:value-type="string" calcext:value-type="string">
            <text:p>//*[@id="ads-fullpage-site"]/p/table[2]/tbody/tr/td[1]/table/tbody/tr[3]/td[4]</text:p>
          </table:table-cell>
        </table:table-row>
        <table:table-row table:style-name="ro1">
          <table:table-cell office:value-type="string" calcext:value-type="string">
            <text:p>draft</text:p>
          </table:table-cell>
          <table:table-cell office:value-type="string" calcext:value-type="string">
            <text:p>//*[@id="ads-fullpage-site"]/p/table[2]/tbody/tr/td[1]/table/tbody/tr[6]/td[2]/a</text:p>
          </table:table-cell>
        </table:table-row>
        <table:table-row table:style-name="ro1">
          <table:table-cell office:value-type="string" calcext:value-type="string">
            <text:p>cap_hit</text:p>
          </table:table-cell>
          <table:table-cell office:value-type="string" calcext:value-type="string">
            <text:p>//*[@id="ads-fullpage-site"]/p/table[2]/tbody/tr/td[1]/table/tbody/tr[7]/td[2]</text:p>
          </table:table-cell>
        </table:table-row>
        <table:table-row table:style-name="ro1">
          <table:table-cell office:value-type="string" calcext:value-type="string">
            <text:p>scout_text</text:p>
          </table:table-cell>
          <table:table-cell office:value-type="string" calcext:value-type="string">
            <text:p>//*[@id="ads-fullpage-site"]/p/table[2]/tbody/tr/td[1]/text()[1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15:27:29.908217706</meta:creation-date>
    <dc:date>2019-12-20T15:39:47.073912645</dc:date>
    <meta:editing-duration>PT12M15S</meta:editing-duration>
    <meta:editing-cycles>7</meta:editing-cycles>
    <meta:generator>LibreOffice/6.0.7.3$Linux_X86_64 LibreOffice_project/00m0$Build-3</meta:generator>
    <meta:document-statistic meta:table-count="1" meta:cell-count="27" meta:object-count="0"/>
  </office:meta>
</office:document-meta>
</file>